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Ubuntu" style:text-underline-style="solid" style:text-underline-width="auto" style:text-underline-color="font-color" officeooo:rsid="0014127a" officeooo:paragraph-rsid="0014127a"/>
    </style:style>
    <style:style style:name="P2" style:family="paragraph" style:parent-style-name="Standard">
      <style:paragraph-properties fo:text-align="center" style:justify-single-word="false"/>
      <style:text-properties style:font-name="Ubuntu" style:text-underline-style="none" officeooo:rsid="0014127a" officeooo:paragraph-rsid="0014127a"/>
    </style:style>
    <style:style style:name="P3" style:family="paragraph" style:parent-style-name="Standard" style:list-style-name="L1">
      <style:paragraph-properties fo:line-height="150%" fo:text-align="start" style:justify-single-word="false"/>
      <style:text-properties style:font-name="Ubuntu" style:text-underline-style="none" officeooo:rsid="0014127a" officeooo:paragraph-rsid="0014127a"/>
    </style:style>
    <style:style style:name="P4" style:family="paragraph" style:parent-style-name="Standard" style:list-style-name="L1">
      <style:paragraph-properties fo:line-height="150%" fo:text-align="start" style:justify-single-word="false"/>
      <style:text-properties style:font-name="Ubuntu" fo:font-style="normal" style:text-underline-style="none" officeooo:rsid="0015fc40" officeooo:paragraph-rsid="0015fc40" style:font-style-asian="normal" style:font-style-complex="normal"/>
    </style:style>
    <style:style style:name="P5" style:family="paragraph" style:parent-style-name="Standard" style:list-style-name="L1">
      <style:paragraph-properties fo:line-height="150%" fo:text-align="start" style:justify-single-word="false"/>
      <style:text-properties style:font-name="Ubuntu" fo:font-style="normal" style:text-underline-style="none" fo:font-weight="bold" officeooo:rsid="0015fc40" officeooo:paragraph-rsid="0015fc40" style:font-style-asian="normal" style:font-weight-asian="bold" style:font-style-complex="normal" style:font-weight-complex="bold"/>
    </style:style>
    <style:style style:name="P6" style:family="paragraph" style:parent-style-name="Standard" style:list-style-name="L1">
      <style:paragraph-properties fo:line-height="150%" fo:text-align="start" style:justify-single-word="false"/>
      <style:text-properties style:font-name="Ubuntu" fo:font-style="normal" style:text-underline-style="none" fo:font-weight="normal" officeooo:rsid="0015fc40" officeooo:paragraph-rsid="00166fc3"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bold" officeooo:rsid="00166fc3"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66fc3" style:font-weight-asian="normal" style:font-weight-complex="normal"/>
    </style:style>
    <style:style style:name="T7" style:family="text">
      <style:text-properties officeooo:rsid="00166fc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3</text:p>
      <text:p text:style-name="P2">Tom Husen</text:p>
      <text:p text:style-name="P2"/>
      <text:list xml:id="list5799821562029589861" text:style-name="L1">
        <text:list-item>
          <text:p text:style-name="P3">Part 1 of this assignment was pretty straight forward. <text:s/>For the first part all we had to do was create instances of the <text:span text:style-name="T1">group </text:span><text:span text:style-name="T2">and </text:span><text:span text:style-name="T1">passwd</text:span><text:span text:style-name="T2"> structs for the same file we were accessing, and using those structs it’s really easy to get the </text:span><text:span text:style-name="T1">username</text:span><text:span text:style-name="T2"> and </text:span><text:span text:style-name="T1">group name</text:span><text:span text:style-name="T2"> for that specific file – and then add those to the output for the rest of the information. <text:s/>The second section of part 1 was also pretty straight forward. <text:s/>All that was needed was to add a for loop that will repeat as many times as there are more files passed as arguments. <text:s/>Then we needed to change where some of the other calls obtained each file. <text:s/>Rather than just argv[1] we had to change to argv[i] so that it will access the next file that is passed as an argument – rather than just the first one. Also needed to set fname = i, for the same reason. <text:s/>Files named testFile.txt, secondFile.txt, and thirdFile.txt were all created just to test the program. </text:span></text:p>
        </text:list-item>
        <text:list-item>
          <text:p text:style-name="P4">Part 2 of this assignment was slightly tougher than part 1 but still pretty straight forward. <text:s/>What we needed to do was first make the main accept an argument that would communicate that we wanted to see the normal files or if we also wanted to see hidden files. <text:s/>If you pass “<text:span text:style-name="T3">-a</text:span><text:span text:style-name="T5">” immediately after the program name then any directories you pass as arguments (or the current directory if no further arguments are passed) will show their hidden files. <text:s/>If you do not include the “</text:span><text:span text:style-name="T3">-a</text:span><text:span text:style-name="T5">” then by default no hidden files will be shown. <text:s/>Next, we had to make it so the list_files function skipped not only the “.” and “..” files but also any hidden files (starting with a .) based on whether the “</text:span><text:span text:style-name="T3">-a</text:span><text:span text:style-name="T5">” option was passed. This info is passed as a parameter in the main. <text:s/></text:span><text:s/>We essentially check if the filename starts with a “.” and if it does then we skip it if no “<text:span text:style-name="T3">-a</text:span><text:span text:style-name="T5">” option is passed. <text:s/>I created a directory </text:span><text:span text:style-name="T3">test</text:span><text:span text:style-name="T5"> with some random files in it, and then another directory </text:span><text:span text:style-name="T3">hiddenFiles</text:span><text:span text:style-name="T5"> with all hidden files to test this program.</text:span></text:p>
          <text:p text:style-name="P5">list_files.c<text:span text:style-name="T5"> is the program file. <text:s/></text:span></text:p>
          <text:p text:style-name="P5"><text:span text:style-name="T5">Sample Call: </text:span>./list_files -a test hiddenFiles<text:span text:style-name="T5"> </text:span></text:p>
          <text:list>
            <text:list-header>
              <text:p text:style-name="P5"><text:span text:style-name="T5">- This would list all of the files (including hidden) that are in the test and hiddenFiles directories</text:span></text:p>
            </text:list-header>
          </text:list>
          <text:p text:style-name="P5"><text:span text:style-name="T6">Sample Call: </text:span>./list_files</text:p>
          <text:list text:continue-numbering="true">
            <text:list-header>
              <text:p text:style-name="P6">- This would <text:span text:style-name="T7">list only non-hidden files in the current directory</text:span></text:p>
            </text:list-header>
          </text:list>
          <text:p text:style-name="P6"><text:span text:style-name="T7">Sample Call: </text:span><text:span text:style-name="T4">./list_files test hiddenFiles</text:span></text:p>
          <text:list text:continue-numbering="true">
            <text:list-header>
              <text:p text:style-name="P6"><text:span text:style-name="T7">- This would list only non-hidden files in the test and hiddenFiles directories</text:span> </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2T17:22:25.162903305</meta:creation-date>
    <dc:date>2016-10-14T14:31:01.564378579</dc:date>
    <meta:editing-duration>PT13M59S</meta:editing-duration>
    <meta:editing-cycles>3</meta:editing-cycles>
    <meta:generator>LibreOffice/5.1.4.2$Linux_X86_64 LibreOffice_project/10m0$Build-2</meta:generator>
    <meta:document-statistic meta:table-count="0" meta:image-count="0" meta:object-count="0" meta:page-count="1" meta:paragraph-count="11" meta:word-count="425" meta:character-count="2355" meta:non-whitespace-character-count="1923"/>
  </office:meta>
</office:document-meta>
</file>